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4ec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ws s3 cp fil<text:span text:style-name="T1">ename</text:span> s3://sample-s3-aws-bucket/samplefile.txt/</text:p>
      <text:p text:style-name="Standard"><text:s text:c="38"/>--------------------------- <text:s text:c="2"/>---------------</text:p>
      <text:p text:style-name="Standard"><text:s text:c="41"/><text:span text:style-name="T1">s3 bucket name <text:s text:c="12"/>filename in s3 bucket should sav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1:29:41.773030312</meta:creation-date>
    <meta:generator>LibreOffice/6.4.7.2$Linux_X86_64 LibreOffice_project/40$Build-2</meta:generator>
    <dc:date>2022-03-25T17:27:38.425118196</dc:date>
    <meta:editing-duration>PT29M43S</meta:editing-duration>
    <meta:editing-cycles>2</meta:editing-cycles>
    <meta:document-statistic meta:table-count="0" meta:image-count="0" meta:object-count="0" meta:page-count="1" meta:paragraph-count="3" meta:word-count="16" meta:character-count="244" meta:non-whitespace-character-count="138"/>
  </office:meta>
</office:document-meta>
</file>